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ackground-color="#99FFCC"/>
    </style:style>
    <style:style style:name="ce19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8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office:value-type="string" table:style-name="ce1">
            <text:p>Столбец1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formula="of:=[.E2]" table:style-name="ce1">
            <text:p>500</text:p>
          </table:table-cell>
          <table:table-cell table:number-columns-repeated="16378" table:style-name="ce1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office:value-type="float" office:value="0" table:formula="of:=[.E3]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90" table:style-name="ce10">
            <text:p>90</text:p>
          </table:table-cell>
          <table:table-cell office:value-type="float" office:value="90" table:formula="of:=[.E4]" table:style-name="ce1">
            <text:p>9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800" table:style-name="ce10">
            <text:p>800</text:p>
          </table:table-cell>
          <table:table-cell office:value-type="float" office:value="800" table:formula="of:=[.E5]" table:style-name="ce1">
            <text:p>800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office:value-type="float" office:value="0" table:formula="of:=[.E6]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formula="of:=[.E7]" table:style-name="ce1">
            <text:p>120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office:value-type="float" office:value="0" table:formula="of:=[.E8]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30" table:style-name="ce10">
            <text:p>30</text:p>
          </table:table-cell>
          <table:table-cell office:value-type="float" office:value="30" table:formula="of:=[.E9]" table:style-name="ce1">
            <text:p>30</text:p>
          </table:table-cell>
          <table:table-cell table:number-columns-repeated="16378" table:style-name="ce1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office:value-type="float" office:value="0" table:formula="of:=[.E10]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20" table:style-name="ce10">
            <text:p>20</text:p>
          </table:table-cell>
          <table:table-cell office:value-type="float" office:value="8" table:formula="of:=[.E11]*0.4" table:style-name="ce1">
            <text:p>8</text:p>
          </table:table-cell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office:value-type="float" office:value="0" table:formula="of:=[.E12]" table:style-name="ce1">
            <text:p>0</text:p>
          </table:table-cell>
          <table:table-cell table:number-columns-repeated="16378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office:value-type="float" office:value="0" table:formula="of:=[.E13]" table:style-name="ce1">
            <text:p>0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table:style-name="ce10"/>
          <table:table-cell office:value-type="float" office:value="0" table:formula="of:=[.E14]" table:style-name="ce1">
            <text:p>0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office:value-type="float" office:value="0" table:formula="of:=[.E15]" table:style-name="ce1">
            <text:p>0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office:value-type="float" office:value="0" table:formula="of:=[.E16]" table:style-name="ce1">
            <text:p>0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office:value-type="float" office:value="0" table:formula="of:=[.E17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office:value-type="float" office:value="0" table:formula="of:=[.E18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office:value-type="float" office:value="0" table:formula="of:=[.E19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office:value-type="float" office:value="0" table:formula="of:=[.E2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table:style-name="ce10"/>
          <table:table-cell office:value-type="float" office:value="0" table:formula="of:=[.E2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80" table:style-name="ce10">
            <text:p>180</text:p>
          </table:table-cell>
          <table:table-cell office:value-type="float" office:value="180" table:formula="of:=[.E22]" table:style-name="ce1">
            <text:p>18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50" table:style-name="ce10">
            <text:p>150</text:p>
          </table:table-cell>
          <table:table-cell office:value-type="float" office:value="150" table:formula="of:=[.E23]" table:style-name="ce1">
            <text:p>150</text:p>
          </table:table-cell>
          <table:table-cell table:number-columns-repeated="16378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0"/>
          <table:table-cell office:value-type="float" office:value="0" table:formula="of:=[.E24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style-name="ce10"/>
          <table:table-cell office:value-type="float" office:value="0" table:formula="of:=[.E25]" table:style-name="ce1">
            <text:p>0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30" table:style-name="ce10">
            <text:p>30</text:p>
          </table:table-cell>
          <table:table-cell office:value-type="float" office:value="30" table:formula="of:=[.E26]" table:style-name="ce1">
            <text:p>3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70" table:style-name="ce10">
            <text:p>70</text:p>
          </table:table-cell>
          <table:table-cell office:value-type="float" office:value="70" table:formula="of:=[.E27]" table:style-name="ce1">
            <text:p>7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office:value-type="float" office:value="0" table:formula="of:=[.E2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30" table:style-name="ce10">
            <text:p>30</text:p>
          </table:table-cell>
          <table:table-cell office:value-type="float" office:value="30" table:formula="of:=[.E29]" table:style-name="ce1">
            <text:p>3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office:value-type="float" office:value="0" table:formula="of:=[.E3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office:value-type="float" office:value="0" table:formula="of:=[.E31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office:value-type="float" office:value="0" table:formula="of:=[.E32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office:value-type="float" office:value="0" table:formula="of:=[.E33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20" table:style-name="ce10">
            <text:p>20</text:p>
          </table:table-cell>
          <table:table-cell office:value-type="float" office:value="20" table:formula="of:=[.E34]" table:style-name="ce1">
            <text:p>2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20" table:style-name="ce10">
            <text:p>20</text:p>
          </table:table-cell>
          <table:table-cell office:value-type="float" office:value="20" table:formula="of:=[.E35]" table:style-name="ce1">
            <text:p>2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20" table:style-name="ce10">
            <text:p>20</text:p>
          </table:table-cell>
          <table:table-cell office:value-type="float" office:value="20" table:formula="of:=[.E36]" table:style-name="ce1">
            <text:p>2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30" table:style-name="ce10">
            <text:p>30</text:p>
          </table:table-cell>
          <table:table-cell office:value-type="float" office:value="30" table:formula="of:=[.E37]" table:style-name="ce1">
            <text:p>3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formula="of:=[.E38]" table:style-name="ce1">
            <text:p>12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office:value-type="float" office:value="0" table:formula="of:=[.E39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office:value-type="float" office:value="0" table:formula="of:=[.E4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0"/>
          <table:table-cell office:value-type="float" office:value="0" table:formula="of:=[.E41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office:value-type="float" office:value="0" table:formula="of:=[.E42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formula="of:=[.E43]" table:style-name="ce1">
            <text:p>12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200" table:style-name="ce10">
            <text:p>1200</text:p>
          </table:table-cell>
          <table:table-cell office:value-type="float" office:value="1200" table:formula="of:=[.E44]" table:style-name="ce1">
            <text:p>12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60" table:style-name="ce10">
            <text:p>60</text:p>
          </table:table-cell>
          <table:table-cell office:value-type="float" office:value="60" table:formula="of:=[.E45]" table:style-name="ce1">
            <text:p>6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office:value-type="float" office:value="0" table:formula="of:=[.E46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office:value-type="float" office:value="0" table:formula="of:=[.E47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60" table:style-name="ce10">
            <text:p>60</text:p>
          </table:table-cell>
          <table:table-cell office:value-type="float" office:value="60" table:formula="of:=[.E48]" table:style-name="ce1">
            <text:p>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office:value-type="float" office:value="0" table:formula="of:=[.E49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office:value-type="float" office:value="0" table:formula="of:=[.E5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7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office:value-type="float" office:value="0" table:formula="of:=[.E51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7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0"/>
          <table:table-cell office:value-type="float" office:value="0" table:formula="of:=[.E52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0"/>
          <table:table-cell office:value-type="float" office:value="0" table:formula="of:=[.E5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8"/>
          <table:table-cell office:value-type="float" office:value="0" table:formula="of:=[.C54]-[.B54]" table:style-name="ce9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8" table:formula="of:=[.E54]" table:style-name="ce1">
            <text:p>8</text:p>
          </table:table-cell>
          <table:table-cell table:number-columns-repeated="16378"/>
        </table:table-row>
        <table:table-row table:style-name="ro2" table:visibility="filter">
          <table:table-cell table:style-name="ce19"/>
          <table:table-cell table:style-name="ce1"/>
          <table:table-cell table:style-name="ce18"/>
          <table:table-cell table:style-name="ce9"/>
          <table:table-cell table:style-name="ce1"/>
          <table:table-cell office:value-type="float" office:value="0" table:formula="of:=[.E55]" table:style-name="ce1">
            <text:p>0</text:p>
          </table:table-cell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8"/>
          <table:table-cell table:style-name="ce9"/>
          <table:table-cell office:value-type="float" office:value="3678" table:formula="of:=SUM([.E2:.E54])" table:style-name="ce20">
            <text:p>3678</text:p>
          </table:table-cell>
          <table:table-cell office:value-type="float" office:value="3666" table:formula="of:=SUBTOTAL(109;[.F2:.F55])" table:style-name="ce20">
            <text:p>3666</text:p>
          </table:table-cell>
          <table:table-cell table:number-columns-repeated="16378"/>
        </table:table-row>
        <table:table-row table:number-rows-repeated="2" table:style-name="ro2">
          <table:table-cell table:number-columns-repeated="2" table:style-name="ce1"/>
          <table:table-cell table:style-name="ce18"/>
          <table:table-cell table:style-name="ce9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8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8"/>
          <table:table-cell table:style-name="ce9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F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5-20T08:20:00Z</dc:date>
    <meta:print-date>2025-05-07T16:41:07Z</meta:print-date>
    <meta:editing-cycles>163</meta:editing-cycles>
    <meta:editing-duration>PT256122S</meta:editing-duration>
  </office:meta>
</office:document-meta>
</file>